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_20__28_var_29_" draw:fill="none" draw:textarea-vertical-align="middle"/>
    </style:style>
    <style:style style:name="gr14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/>
    </style:style>
    <style:style style:name="P4" style:family="paragraph">
      <style:text-properties fo:font-size="18pt" fo:font-style="italic" style:font-style-asian="italic" style:font-style-complex="italic"/>
    </style:style>
    <style:style style:name="P5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6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5.098cm" svg:height="13.488cm" draw:transform="skewX (-4.25849692683141E-017) rotate (-0.705113017805709) translate (11.7142679479595cm -5.43507961355153cm)" svg:viewBox="0 0 15099 13489" svg:d="m15 12353c-469 56 10427 2550 13524-35s627-12318 627-12318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62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62cm" svg:x="0.8cm" svg:y="1.4cm">
          <draw:text-box>
            <text:p><text:span text:style-name="T1">f</text:span></text:p>
          </draw:text-box>
        </draw:frame>
        <draw:line draw:style-name="gr4" draw:text-style-name="P1" xml:id="id1" draw:id="id1" draw:layer="layout" svg:x1="4.7cm" svg:y1="5.291cm" svg:x2="4.7cm" svg:y2="13.786cm">
          <text:p/>
        </draw:line>
        <draw:line draw:style-name="gr5" draw:text-style-name="P1" xml:id="id2" draw:id="id2" draw:layer="layout" svg:x1="4.7cm" svg:y1="13.637cm" svg:x2="4.7cm" svg:y2="14.037cm">
          <text:p/>
        </draw:line>
        <draw:frame draw:style-name="gr3" draw:text-style-name="P2" xml:id="id3" draw:id="id3" draw:layer="layout" svg:width="1.6cm" svg:height="1.171cm" svg:x="4.268cm" svg:y="14.037cm">
          <draw:text-box>
            <text:p><text:span text:style-name="T1">x</text:span><text:span text:style-name="T2">1</text:span></text:p>
          </draw:text-box>
        </draw:frame>
        <draw:line draw:style-name="gr6" draw:text-style-name="P1" xml:id="id5" draw:id="id5" draw:layer="layout" svg:x1="4.7cm" svg:y1="13.8cm" svg:x2="8.4cm" svg:y2="13.8cm">
          <text:p/>
        </draw:line>
        <draw:frame draw:style-name="gr7" draw:text-style-name="P2" xml:id="id6" draw:id="id6" draw:layer="layout" svg:width="3.4cm" svg:height="1.171cm" svg:x="5.33cm" svg:y="12.72cm">
          <draw:text-box>
            <text:p><text:span text:style-name="T1">-</text:span><text:span text:style-name="T1">f'(x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71cm" svg:x="7.8cm" svg:y="14.037cm">
          <draw:text-box>
            <text:p><text:span text:style-name="T1">x</text:span><text:span text:style-name="T2">2</text:span></text:p>
          </draw:text-box>
        </draw:frame>
        <draw:line draw:style-name="gr4" draw:text-style-name="P1" xml:id="id9" draw:id="id9" draw:layer="layout" svg:x1="8.344cm" svg:y1="9.34cm" svg:x2="8.344cm" svg:y2="14.138cm">
          <text:p/>
        </draw: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2" draw:id="id12" draw:layer="layout" svg:width="0cm" svg:height="0.399cm" svg:x="11.2cm" svg:y="13.637cm" svg:viewBox="0 0 0 400" draw:points="0,0 0,400">
          <text:p/>
        </draw:polyline>
        <draw:line draw:style-name="gr4" draw:text-style-name="P1" xml:id="id13" draw:id="id13" draw:layer="layout" svg:x1="11.2cm" svg:y1="11.589cm" svg:x2="11.2cm" svg:y2="13.6cm">
          <text:p/>
        </draw:line>
        <draw:custom-shape draw:style-name="gr8" draw:text-style-name="P1" xml:id="id10" draw:id="id10" draw:layer="layout" svg:width="0.3cm" svg:height="0.3cm" svg:x="8.21cm" svg:y="9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66cm" svg:y="5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" draw:id="id16" draw:layer="layout" svg:width="0.3cm" svg:height="0.3cm" svg:x="12.401cm" svg:y="1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" draw:id="id14" draw:layer="layout" svg:width="0.3cm" svg:height="0.3cm" svg:x="11.049cm" svg:y="11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5" draw:id="id15" draw:layer="layout" svg:width="1.6cm" svg:height="1.171cm" svg:x="10.701cm" svg:y="14.037cm">
          <draw:text-box>
            <text:p><text:span text:style-name="T1">x</text:span><text:span text:style-name="T2">3</text:span></text:p>
          </draw:text-box>
        </draw:frame>
        <draw:custom-shape draw:style-name="gr8" draw:text-style-name="P1" draw:layer="layout" svg:width="0.3cm" svg:height="0.3cm" svg:x="13.835cm" svg:y="12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4cm" svg:height="1.171cm" svg:x="8.603cm" svg:y="12.72cm">
          <draw:text-box>
            <text:p><text:span text:style-name="T1">-f'(x</text:span><text:span text:style-name="T2">2 </text:span><text:span text:style-name="T1">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path draw:style-name="gr10" draw:text-style-name="P1" draw:layer="layout" svg:width="22.682cm" svg:height="11.364cm" draw:transform="skewX (-1.28985862442173E-017) rotate (-0.302814625221017) translate (3.85994287891194cm -3.3642860290533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4" draw:layer="layout" svg:width="1.8cm" svg:height="0.962cm" svg:x="25.2cm" svg:y="14cm">
          <draw:text-box>
            <text:p text:style-name="P3"><text:span text:style-name="T1">W</text:span></text:p>
          </draw:text-box>
        </draw:frame>
        <draw:frame draw:style-name="gr3" draw:text-style-name="P4" draw:layer="layout" svg:width="1.8cm" svg:height="0.962cm" svg:x="0.8cm" svg:y="1.4cm">
          <draw:text-box>
            <text:p text:style-name="P3"><text:span text:style-name="T1">E</text:span></text:p>
          </draw:text-box>
        </draw:frame>
        <draw:line draw:style-name="gr4" draw:text-style-name="P1" xml:id="id17" draw:id="id17" draw:layer="layout" svg:x1="4.7cm" svg:y1="3.886cm" svg:x2="4.7cm" svg:y2="13.786cm">
          <text:p/>
        </draw:line>
        <draw:line draw:style-name="gr5" draw:text-style-name="P1" xml:id="id18" draw:id="id18" draw:layer="layout" svg:x1="4.6cm" svg:y1="13.6cm" svg:x2="4.6cm" svg:y2="14cm">
          <text:p/>
        </draw:line>
        <draw:frame draw:style-name="gr3" draw:text-style-name="P4" xml:id="id19" draw:id="id19" draw:layer="layout" svg:width="1.6cm" svg:height="1.171cm" svg:x="3.9cm" svg:y="14.037cm">
          <draw:text-box>
            <text:p text:style-name="P3"><text:span text:style-name="T1">W</text:span><text:span text:style-name="T2">1</text:span></text:p>
          </draw:text-box>
        </draw:frame>
        <draw:line draw:style-name="gr6" draw:text-style-name="P1" xml:id="id21" draw:id="id21" draw:layer="layout" svg:x1="4.6cm" svg:y1="13.8cm" svg:x2="8.4cm" svg:y2="13.8cm">
          <text:p/>
        </draw:line>
        <draw:frame draw:style-name="gr7" draw:text-style-name="P4" xml:id="id22" draw:id="id22" draw:layer="layout" svg:width="3.4cm" svg:height="1.171cm" svg:x="4.756cm" svg:y="12.544cm">
          <draw:text-box>
            <text:p text:style-name="P3"><text:span text:style-name="T1">-</text:span><text:span text:style-name="T3">∇</text:span><text:span text:style-name="T1">E(W</text:span><text:span text:style-name="T2">1 </text:span><text:span text:style-name="T1">) </text:span></text:p>
          </draw:text-box>
        </draw:frame>
        <draw:line draw:style-name="gr5" draw:text-style-name="P1" xml:id="id23" draw:id="id23" draw:layer="layout" svg:x1="8.344cm" svg:y1="13.637cm" svg:x2="8.344cm" svg:y2="14.037cm">
          <text:p/>
        </draw:line>
        <draw:frame draw:style-name="gr3" draw:text-style-name="P4" xml:id="id24" draw:id="id24" draw:layer="layout" svg:width="1.6cm" svg:height="1.171cm" svg:x="7.8cm" svg:y="14.037cm">
          <draw:text-box>
            <text:p text:style-name="P3"><text:span text:style-name="T1">W</text:span><text:span text:style-name="T2">2</text:span></text:p>
          </draw:text-box>
        </draw:frame>
        <draw:line draw:style-name="gr4" draw:text-style-name="P1" xml:id="id25" draw:id="id25" draw:layer="layout" svg:x1="8.344cm" svg:y1="9.038cm" svg:x2="8.344cm" svg:y2="14.138cm">
          <text:p/>
        </draw:line>
        <draw:line draw:style-name="gr6" draw:text-style-name="P1" xml:id="id27" draw:id="id27" draw:layer="layout" svg:x1="8.4cm" svg:y1="13.8cm" svg:x2="11.2cm" svg:y2="13.8cm">
          <text:p/>
        </draw:line>
        <draw:line draw:style-name="gr5" draw:text-style-name="P1" xml:id="id29" draw:id="id29" draw:layer="layout" svg:x1="11.2cm" svg:y1="13.637cm" svg:x2="11.2cm" svg:y2="14.037cm">
          <text:p/>
        </draw:line>
        <draw:frame draw:style-name="gr7" draw:text-style-name="P4" xml:id="id28" draw:id="id28" draw:layer="layout" svg:width="3.4cm" svg:height="1.171cm" svg:x="8.2cm" svg:y="12.544cm">
          <draw:text-box>
            <text:p text:style-name="P3"><text:span text:style-name="T1">-</text:span><text:span text:style-name="T3">∇</text:span><text:span text:style-name="T1">E(W</text:span><text:span text:style-name="T2">2 </text:span><text:span text:style-name="T1">)</text:span></text:p>
          </draw:text-box>
        </draw:frame>
        <draw:line draw:style-name="gr4" draw:text-style-name="P1" xml:id="id30" draw:id="id30" draw:layer="layout" svg:x1="11.2cm" svg:y1="8.5cm" svg:x2="11.2cm" svg:y2="13.6cm">
          <text:p/>
        </draw:line>
        <draw:custom-shape draw:style-name="gr8" draw:text-style-name="P1" xml:id="id26" draw:id="id26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" draw:id="id20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1" draw:id="id31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4" draw:id="id34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5" draw:id="id35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" draw:id="id36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" draw:id="id37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" draw:id="id38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32" draw:id="id32" draw:layer="layout" svg:width="1.6cm" svg:height="1.171cm" svg:x="10.4cm" svg:y="14.037cm">
          <draw:text-box>
            <text:p text:style-name="P3"><text:span text:style-name="T1">W</text:span><text:span text:style-name="T2">3</text:span></text:p>
          </draw:text-box>
        </draw:frame>
        <draw:custom-shape draw:style-name="gr8" draw:text-style-name="P1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62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71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draw:layer="layout" svg:width="3.4cm" svg:height="1.171cm" svg:x="3.007cm" svg:y="12.544cm">
          <draw:text-box>
            <text:p><text:span text:style-name="T1">-</text:span><text:span text:style-name="T3">∇</text:span><text:span text:style-name="T1">E(W</text:span><text:span text:style-name="T2">1 </text:span><text:span text:style-name="T1">)</text:span></text:p>
          </draw:text-box>
        </draw:frame>
        <draw:line draw:style-name="gr12" draw:text-style-name="P1" draw:layer="layout" svg:x1="2.872cm" svg:y1="13.8cm" svg:x2="6.188cm" svg:y2="13.8cm">
          <text:p/>
        </draw:line>
        <draw:line draw:style-name="gr11" draw:text-style-name="P1" draw:layer="layout" svg:x1="6.168cm" svg:y1="4.209cm" svg:x2="6.168cm" svg:y2="13.8cm">
          <text:p/>
        </draw:line>
        <draw:custom-shape draw:style-name="gr8" draw:text-style-name="P1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6.188cm" svg:y1="13.8cm" svg:x2="9.504cm" svg:y2="13.8cm">
          <text:p/>
        </draw:line>
        <draw:line draw:style-name="gr11" draw:text-style-name="P1" draw:layer="layout" svg:x1="9.484cm" svg:y1="4.498cm" svg:x2="9.484cm" svg:y2="13.8cm">
          <text:p/>
        </draw:line>
        <draw:custom-shape draw:style-name="gr8" draw:text-style-name="P1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9.484cm" svg:y1="13.8cm" svg:x2="12.8cm" svg:y2="13.8cm">
          <text:p/>
        </draw:line>
        <draw:line draw:style-name="gr11" draw:text-style-name="P1" draw:layer="layout" svg:x1="12.78cm" svg:y1="4.748cm" svg:x2="12.78cm" svg:y2="13.8cm">
          <text:p/>
        </draw:line>
        <draw:line draw:style-name="gr5" draw:text-style-name="P1" draw:layer="layout" svg:x1="6.168cm" svg:y1="13.6cm" svg:x2="6.168cm" svg:y2="14cm">
          <text:p/>
        </draw:line>
        <draw:line draw:style-name="gr5" draw:text-style-name="P1" draw:layer="layout" svg:x1="9.484cm" svg:y1="13.6cm" svg:x2="9.484cm" svg:y2="14cm">
          <text:p/>
        </draw:line>
        <draw:line draw:style-name="gr5" draw:text-style-name="P1" draw:layer="layout" svg:x1="12.78cm" svg:y1="13.601cm" svg:x2="12.78cm" svg:y2="14.001cm">
          <text:p/>
        </draw:line>
        <draw:custom-shape draw:style-name="gr8" draw:text-style-name="P1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2.78cm" svg:y1="13.8cm" svg:x2="16.096cm" svg:y2="13.8cm">
          <text:p/>
        </draw:line>
        <draw:line draw:style-name="gr11" draw:text-style-name="P1" draw:layer="layout" svg:x1="16.076cm" svg:y1="5.027cm" svg:x2="16.076cm" svg:y2="13.8cm">
          <text:p/>
        </draw:line>
        <draw:line draw:style-name="gr5" draw:text-style-name="P1" draw:layer="layout" svg:x1="16.076cm" svg:y1="13.601cm" svg:x2="16.076cm" svg:y2="14.001cm">
          <text:p/>
        </draw:line>
        <draw:frame draw:style-name="gr3" draw:text-style-name="P4" draw:layer="layout" svg:width="1.8cm" svg:height="0.962cm" svg:x="25.806cm" svg:y="14.001cm">
          <draw:text-box>
            <text:p><text:span text:style-name="T4">W</text:span></text:p>
          </draw:text-box>
        </draw:frame>
        <draw:frame draw:style-name="gr3" draw:text-style-name="P2" draw:layer="layout" svg:width="1.6cm" svg:height="1.171cm" svg:x="5.48cm" svg:y="14.037cm">
          <draw:text-box>
            <text:p><text:span text:style-name="T1">W</text:span><text:span text:style-name="T2">2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4" draw:layer="layout" svg:width="1.8cm" svg:height="0.962cm" svg:x="25.805cm" svg:y="14cm">
          <draw:text-box>
            <text:p><text:span text:style-name="T4">W</text:span></text:p>
          </draw:text-box>
        </draw:frame>
        <draw:frame draw:style-name="gr3" draw:text-style-name="P4" draw:layer="layout" svg:width="1.8cm" svg:height="0.962cm" svg:x="0.8cm" svg:y="1.4cm">
          <draw:text-box>
            <text:p><text:span text:style-name="T4">E</text:span></text:p>
          </draw:text-box>
        </draw:frame>
        <draw:path draw:style-name="gr10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71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draw:layer="layout" svg:width="3.4cm" svg:height="1.171cm" svg:x="2.649cm" svg:y="12.544cm">
          <draw:text-box>
            <text:p><text:span text:style-name="T1">-</text:span><text:span text:style-name="T3">∇</text:span><text:span text:style-name="T1">E(W</text:span><text:span text:style-name="T2">1 </text:span><text:span text:style-name="T1">)</text:span></text:p>
          </draw:text-box>
        </draw:frame>
        <draw:line draw:style-name="gr12" draw:text-style-name="P1" draw:layer="layout" svg:x1="2.872cm" svg:y1="13.8cm" svg:x2="5.526cm" svg:y2="13.8cm">
          <text:p/>
        </draw:line>
        <draw:line draw:style-name="gr13" draw:text-style-name="P1" draw:layer="layout" svg:x1="5.576cm" svg:y1="4.005cm" svg:x2="5.576cm" svg:y2="13.8cm">
          <text:p/>
        </draw:line>
        <draw:line draw:style-name="gr12" draw:text-style-name="P1" draw:layer="layout" svg:x1="8.23cm" svg:y1="13.8cm" svg:x2="10.093cm" svg:y2="13.8cm">
          <text:p/>
        </draw:line>
        <draw:line draw:style-name="gr13" draw:text-style-name="P1" draw:layer="layout" svg:x1="8.249cm" svg:y1="4.599cm" svg:x2="8.249cm" svg:y2="13.945cm">
          <text:p/>
        </draw:line>
        <draw:custom-shape draw:style-name="gr14" draw:text-style-name="P1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093cm" svg:y1="4.454cm" svg:x2="10.093cm" svg:y2="13.8cm">
          <text:p/>
        </draw:line>
        <draw:line draw:style-name="gr12" draw:text-style-name="P1" draw:layer="layout" svg:x1="12.846cm" svg:y1="13.8cm" svg:x2="15.213cm" svg:y2="13.8cm">
          <text:p/>
        </draw:line>
        <draw:line draw:style-name="gr13" draw:text-style-name="P1" draw:layer="layout" svg:x1="12.846cm" svg:y1="5.003cm" svg:x2="12.846cm" svg:y2="13.8cm">
          <text:p/>
        </draw:line>
        <draw:custom-shape draw:style-name="gr14" draw:text-style-name="P1" draw:layer="layout" svg:width="0.303cm" svg:height="0.303cm" svg:x="12.692cm" svg:y="4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5.292cm" svg:y1="4.975cm" svg:x2="15.292cm" svg:y2="13.772cm">
          <text:p/>
        </draw:line>
        <draw:custom-shape draw:style-name="gr8" draw:text-style-name="P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1.498cm" svg:y1="13.8cm" svg:x2="25.406cm" svg:y2="13.8cm">
          <text:p/>
        </draw:line>
        <draw:frame draw:style-name="gr3" draw:text-style-name="P2" draw:layer="layout" svg:width="1.6cm" svg:height="1.171cm" svg:x="5.465cm" svg:y="14.037cm">
          <draw:text-box>
            <text:p><text:span text:style-name="T1">W</text:span><text:span text:style-name="T2">2</text:span></text:p>
          </draw:text-box>
        </draw:frame>
        <draw:frame draw:style-name="gr3" draw:text-style-name="P2" draw:layer="layout" svg:width="1.6cm" svg:height="1.171cm" svg:x="20.89cm" svg:y="13.986cm">
          <draw:text-box>
            <text:p><text:span text:style-name="T1">W</text:span><text:span text:style-name="T2">5</text:span></text:p>
          </draw:text-box>
        </draw:frame>
        <draw:frame draw:style-name="gr7" draw:text-style-name="P2" draw:layer="layout" svg:width="3.4cm" svg:height="1.171cm" svg:x="5.427cm" svg:y="12.544cm">
          <draw:text-box>
            <text:p><text:span text:style-name="T1">-</text:span><text:span text:style-name="T3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draw:layer="layout" svg:width="3.4cm" svg:height="1.171cm" svg:x="8.117cm" svg:y="12.533cm">
          <draw:text-box>
            <text:p><text:span text:style-name="T5"><text:s/></text:span><text:span text:style-name="T5">ΔW</text:span><text:span text:style-name="T6">2</text:span></text:p>
          </draw:text-box>
        </draw:frame>
        <draw:line draw:style-name="gr5" draw:text-style-name="P1" draw:layer="layout" svg:x1="5.576cm" svg:y1="13.6cm" svg:x2="5.576cm" svg:y2="14cm">
          <text:p/>
        </draw:line>
        <draw:line draw:style-name="gr12" draw:text-style-name="P1" draw:layer="layout" svg:x1="5.576cm" svg:y1="13.8cm" svg:x2="8.23cm" svg:y2="13.8cm">
          <text:p/>
        </draw:line>
        <draw:line draw:style-name="gr5" draw:text-style-name="P1" draw:layer="layout" svg:x1="8.249cm" svg:y1="13.6cm" svg:x2="8.249cm" svg:y2="13.943cm">
          <text:p/>
        </draw:line>
        <draw:line draw:style-name="gr5" draw:text-style-name="P1" draw:layer="layout" svg:x1="10.093cm" svg:y1="13.6cm" svg:x2="10.093cm" svg:y2="13.943cm">
          <text:p/>
        </draw:line>
        <draw:line draw:style-name="gr12" draw:text-style-name="P1" draw:layer="layout" svg:x1="10.093cm" svg:y1="13.8cm" svg:x2="12.747cm" svg:y2="13.8cm">
          <text:p/>
        </draw:line>
        <draw:frame draw:style-name="gr3" draw:text-style-name="P2" draw:layer="layout" svg:width="1.6cm" svg:height="1.171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draw:layer="layout" svg:width="3.4cm" svg:height="1.171cm" svg:x="9.94cm" svg:y="12.544cm">
          <draw:text-box>
            <text:p><text:span text:style-name="T1">-</text:span><text:span text:style-name="T3">∇</text:span><text:span text:style-name="T1">E(W</text:span><text:span text:style-name="T2">3 </text:span><text:span text:style-name="T1">)</text:span></text:p>
          </draw:text-box>
        </draw:frame>
        <draw:line draw:style-name="gr5" draw:text-style-name="P1" draw:layer="layout" svg:x1="12.846cm" svg:y1="13.6cm" svg:x2="12.846cm" svg:y2="13.953cm">
          <text:p/>
        </draw:line>
        <draw:frame draw:style-name="gr7" draw:text-style-name="P2" draw:layer="layout" svg:width="3.4cm" svg:height="1.171cm" svg:x="12.994cm" svg:y="12.533cm">
          <draw:text-box>
            <text:p><text:span text:style-name="T5"><text:s/></text:span><text:span text:style-name="T5">ΔW</text:span><text:span text:style-name="T6">3</text:span></text:p>
          </draw:text-box>
        </draw:frame>
        <draw:line draw:style-name="gr5" draw:text-style-name="P1" draw:layer="layout" svg:x1="15.292cm" svg:y1="13.6cm" svg:x2="15.292cm" svg:y2="13.953cm">
          <text:p/>
        </draw:line>
        <draw:frame draw:style-name="gr3" draw:text-style-name="P2" draw:layer="layout" svg:width="1.6cm" svg:height="1.171cm" svg:x="14.215cm" svg:y="14.037cm">
          <draw:text-box>
            <text:p><text:span text:style-name="T1">W</text:span><text:span text:style-name="T2">4</text:span></text:p>
          </draw:text-box>
        </draw:frame>
        <draw:line draw:style-name="gr12" draw:text-style-name="P1" draw:layer="layout" svg:x1="15.356cm" svg:y1="13.8cm" svg:x2="18.01cm" svg:y2="13.8cm">
          <text:p/>
        </draw:line>
        <draw:line draw:style-name="gr5" draw:text-style-name="P1" draw:layer="layout" svg:x1="18.032cm" svg:y1="13.6cm" svg:x2="18.032cm" svg:y2="13.953cm">
          <text:p/>
        </draw:line>
        <draw:line draw:style-name="gr12" draw:text-style-name="P1" draw:layer="layout" svg:x1="18.09cm" svg:y1="13.8cm" svg:x2="21.498cm" svg:y2="13.8cm">
          <text:p/>
        </draw:line>
        <draw:line draw:style-name="gr13" draw:text-style-name="P1" draw:layer="layout" svg:x1="21.492cm" svg:y1="10.295cm" svg:x2="21.492cm" svg:y2="13.773cm">
          <text:p/>
        </draw:line>
        <draw:line draw:style-name="gr5" draw:text-style-name="P1" draw:layer="layout" svg:x1="21.49cm" svg:y1="13.6cm" svg:x2="21.49cm" svg:y2="13.953cm">
          <text:p/>
        </draw:line>
        <draw:frame draw:style-name="gr7" draw:text-style-name="P2" draw:layer="layout" svg:width="3.4cm" svg:height="1.171cm" svg:x="18.725cm" svg:y="12.633cm">
          <draw:text-box>
            <text:p><text:span text:style-name="T5"><text:s/></text:span><text:span text:style-name="T5">ΔW</text:span><text:span text:style-name="T6">4</text:span></text:p>
          </draw:text-box>
        </draw:frame>
        <draw:frame draw:style-name="gr7" draw:text-style-name="P2" draw:layer="layout" svg:width="3.4cm" svg:height="1.171cm" svg:x="15.292cm" svg:y="12.616cm">
          <draw:text-box>
            <text:p><text:span text:style-name="T1">-</text:span><text:span text:style-name="T3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draw:layer="layout" svg:width="3.4cm" svg:height="1.171cm" svg:x="22.103cm" svg:y="12.633cm">
          <draw:text-box>
            <text:p><text:span text:style-name="T5"><text:s/></text:span><text:span text:style-name="T5">ΔW</text:span><text:span text:style-name="T6">5</text:span></text:p>
          </draw:text-box>
        </draw:frame>
        <draw:line draw:style-name="gr12" draw:text-style-name="P1" draw:layer="layout" svg:x1="25.446cm" svg:y1="12.256cm" svg:x2="22.013cm" svg:y2="12.256cm">
          <text:p/>
        </draw:line>
        <draw:frame draw:style-name="gr7" draw:text-style-name="P2" draw:layer="layout" svg:width="3.4cm" svg:height="1.171cm" svg:x="22.633cm" svg:y="11.173cm">
          <draw:text-box>
            <text:p><text:span text:style-name="T1">-</text:span><text:span text:style-name="T3">∇</text:span><text:span text:style-name="T1">E(W</text:span><text:span text:style-name="T2">5 </text:span><text:span text:style-name="T1">)</text:span></text:p>
          </draw:text-box>
        </draw:frame>
        <draw:line draw:style-name="gr13" draw:text-style-name="P1" draw:layer="layout" svg:x1="25.446cm" svg:y1="12.256cm" svg:x2="25.446cm" svg:y2="13.8cm">
          <text:p/>
        </draw:line>
        <draw:line draw:style-name="gr13" draw:text-style-name="P1" draw:layer="layout" svg:x1="22.013cm" svg:y1="9.839cm" svg:x2="22.013cm" svg:y2="12.256cm">
          <text:p/>
        </draw:line>
        <draw:custom-shape draw:style-name="gr8" draw:text-style-name="P1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62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62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71cm" svg:x="2.151cm" svg:y="14.037cm">
          <draw:text-box>
            <text:p><text:span text:style-name="T1">W</text:span><text:span text:style-name="T2">1</text:span></text:p>
          </draw:text-box>
        </draw:frame>
        <draw:custom-shape draw:style-name="gr14" draw:text-style-name="P1" draw:layer="layout" svg:width="0.303cm" svg:height="0.303cm" svg:x="15.622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5.622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.831cm" svg:y1="11.922cm" svg:x2="9.626cm" svg:y2="11.922cm">
          <text:p/>
        </draw:line>
        <draw:line draw:style-name="gr12" draw:text-style-name="P1" draw:layer="layout" svg:x1="2.831cm" svg:y1="13.794cm" svg:x2="15.809cm" svg:y2="13.794cm">
          <text:p/>
        </draw:line>
        <draw:line draw:style-name="gr4" draw:text-style-name="P1" draw:layer="layout" svg:x1="6.444cm" svg:y1="3.999cm" svg:x2="6.444cm" svg:y2="9.232cm">
          <text:p/>
        </draw:line>
        <draw:line draw:style-name="gr4" draw:text-style-name="P1" draw:layer="layout" svg:x1="15.763cm" svg:y1="5.003cm" svg:x2="15.763cm" svg:y2="13.8cm">
          <text:p/>
        </draw:line>
        <draw:line draw:style-name="gr4" draw:text-style-name="P1" draw:layer="layout" svg:x1="18.716cm" svg:y1="10.12cm" svg:x2="18.716cm" svg:y2="11.738cm">
          <text:p/>
        </draw:line>
        <draw:line draw:style-name="gr4" draw:text-style-name="P1" draw:layer="layout" svg:x1="9.626cm" svg:y1="4.382cm" svg:x2="9.626cm" svg:y2="11.922cm">
          <text:p/>
        </draw:line>
        <draw:line draw:style-name="gr12" draw:text-style-name="P1" draw:layer="layout" svg:x1="2.872cm" svg:y1="9.232cm" svg:x2="6.444cm" svg:y2="9.232cm">
          <text:p/>
        </draw:line>
        <draw:line draw:style-name="gr12" draw:text-style-name="P1" draw:layer="layout" svg:x1="15.809cm" svg:y1="13.794cm" svg:x2="22.669cm" svg:y2="13.794cm">
          <text:p/>
        </draw:line>
        <draw:line draw:style-name="gr12" draw:text-style-name="P1" draw:layer="layout" svg:x1="15.763cm" svg:y1="11.738cm" svg:x2="18.686cm" svg:y2="11.738cm">
          <text:p/>
        </draw:line>
        <draw:line draw:style-name="gr4" draw:text-style-name="P1" draw:layer="layout" svg:x1="22.647cm" svg:y1="9.256cm" svg:x2="22.647cm" svg:y2="13.866cm">
          <text:p/>
        </draw:line>
        <draw:custom-shape draw:style-name="gr14" draw:text-style-name="P1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685cm" svg:height="1.167cm" svg:x="16.069cm" svg:y="10.811cm">
          <draw:text-box>
            <text:p><text:span text:style-name="T1">-</text:span><text:span text:style-name="T3">∇</text:span><text:span text:style-name="T1">E</text:span></text:p>
          </draw:text-box>
        </draw:frame>
        <draw:frame draw:style-name="gr7" draw:text-style-name="P2" draw:layer="layout" svg:width="3.4cm" svg:height="1.167cm" svg:x="6.915cm" svg:y="10.855cm">
          <draw:text-box>
            <text:p><text:span text:style-name="T1">-2</text:span><text:span text:style-name="T3">∇</text:span><text:span text:style-name="T1">E</text:span></text:p>
          </draw:text-box>
        </draw:frame>
        <draw:frame draw:style-name="gr7" draw:text-style-name="P2" draw:layer="layout" svg:width="3.4cm" svg:height="1.167cm" svg:x="11.81cm" svg:y="12.633cm">
          <draw:text-box>
            <text:p><text:span text:style-name="T1">-4</text:span><text:span text:style-name="T3">∇</text:span><text:span text:style-name="T1">E</text:span></text:p>
          </draw:text-box>
        </draw:frame>
        <draw:line draw:style-name="gr12" draw:text-style-name="P1" draw:layer="layout" svg:x1="15.809cm" svg:y1="12.814cm" svg:x2="20.462cm" svg:y2="12.814cm">
          <text:p/>
        </draw:line>
        <draw:line draw:style-name="gr4" draw:text-style-name="P1" draw:layer="layout" svg:x1="20.479cm" svg:y1="11.205cm" svg:x2="20.479cm" svg:y2="12.714cm">
          <text:p/>
        </draw:line>
        <draw:custom-shape draw:style-name="gr14" draw:text-style-name="P1" draw:layer="layout" svg:width="0.303cm" svg:height="0.303cm" svg:x="20.307cm" svg:y="1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742cm" svg:height="1.167cm" svg:x="17.829cm" svg:y="11.838cm">
          <draw:text-box>
            <text:p><text:span text:style-name="T1">-1.5 </text:span><text:span text:style-name="T3">∇</text:span><text:span text:style-name="T1">E</text:span></text:p>
          </draw:text-box>
        </draw:frame>
        <draw:frame draw:style-name="gr7" draw:text-style-name="P2" draw:layer="layout" svg:width="2.742cm" svg:height="1.167cm" svg:x="20.571cm" svg:y="12.714cm">
          <draw:text-box>
            <text:p><text:span text:style-name="T1">-2 </text:span><text:span text:style-name="T3">∇</text:span><text:span text:style-name="T1">E </text:span></text:p>
          </draw:text-box>
        </draw:frame>
        <draw:custom-shape draw:style-name="gr8" draw:text-style-name="P1" draw:layer="layout" svg:width="0.303cm" svg:height="0.303cm" svg:x="20.307cm" svg:y="1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2" draw:text-style-name="P1" draw:layer="layout" svg:x1="2.557cm" svg:y1="4.365cm" svg:x2="2.557cm" svg:y2="0.496cm">
          <text:p/>
        </draw:line>
        <draw:line draw:style-name="gr2" draw:text-style-name="P1" draw:layer="layout" svg:x1="2.557cm" svg:y1="4.365cm" svg:x2="25.988cm" svg:y2="4.365cm">
          <text:p/>
        </draw:line>
        <draw:frame draw:style-name="gr3" draw:text-style-name="P2" draw:layer="layout" svg:width="1.8cm" svg:height="0.962cm" svg:x="25.134cm" svg:y="4.555cm">
          <draw:text-box>
            <text:p><text:span text:style-name="T1">W</text:span></text:p>
          </draw:text-box>
        </draw:frame>
        <draw:frame draw:style-name="gr3" draw:text-style-name="P2" draw:layer="layout" svg:width="1.8cm" svg:height="1.171cm" svg:x="1.257cm" svg:y="0.167cm">
          <draw:text-box>
            <text:p><text:span text:style-name="T1">E</text:span><text:span text:style-name="T2">1 </text:span></text:p>
          </draw:text-box>
        </draw:frame>
        <draw:line draw:style-name="gr2" draw:text-style-name="P1" draw:layer="layout" svg:x1="2.557cm" svg:y1="9.392cm" svg:x2="2.557cm" svg:y2="5.523cm">
          <text:p/>
        </draw:line>
        <draw:line draw:style-name="gr2" draw:text-style-name="P1" draw:layer="layout" svg:x1="2.557cm" svg:y1="9.392cm" svg:x2="25.988cm" svg:y2="9.392cm">
          <text:p/>
        </draw:line>
        <draw:frame draw:style-name="gr3" draw:text-style-name="P2" draw:layer="layout" svg:width="1.8cm" svg:height="0.962cm" svg:x="25.134cm" svg:y="9.582cm">
          <draw:text-box>
            <text:p><text:span text:style-name="T1">W</text:span></text:p>
          </draw:text-box>
        </draw:frame>
        <draw:frame draw:style-name="gr3" draw:text-style-name="P2" draw:layer="layout" svg:width="1.8cm" svg:height="1.171cm" svg:x="1.257cm" svg:y="5.194cm">
          <draw:text-box>
            <text:p><text:span text:style-name="T1">E</text:span><text:span text:style-name="T2">2 </text:span></text:p>
          </draw:text-box>
        </draw:frame>
        <draw:line draw:style-name="gr2" draw:text-style-name="P1" draw:layer="layout" svg:x1="2.557cm" svg:y1="14.738cm" svg:x2="2.557cm" svg:y2="10.869cm">
          <text:p/>
        </draw:line>
        <draw:line draw:style-name="gr2" draw:text-style-name="P1" draw:layer="layout" svg:x1="2.557cm" svg:y1="14.738cm" svg:x2="25.988cm" svg:y2="14.738cm">
          <text:p/>
        </draw:line>
        <draw:frame draw:style-name="gr3" draw:text-style-name="P2" draw:layer="layout" svg:width="1.8cm" svg:height="0.962cm" svg:x="25.134cm" svg:y="14.928cm">
          <draw:text-box>
            <text:p><text:span text:style-name="T1">W</text:span></text:p>
          </draw:text-box>
        </draw:frame>
        <draw:frame draw:style-name="gr3" draw:text-style-name="P2" draw:layer="layout" svg:width="1.8cm" svg:height="1.171cm" svg:x="1.257cm" svg:y="10.54cm">
          <draw:text-box>
            <text:p><text:span text:style-name="T1">E</text:span><text:span text:style-name="T2"> </text:span></text:p>
          </draw:text-box>
        </draw:frame>
        <draw:path draw:style-name="gr1" draw:text-style-name="P1" draw:layer="layout" svg:width="20.708cm" svg:height="2.704cm" draw:transform="skewX (-0.00366519142918809) rotate (0.00296705972839036) translate (3.161cm 1.309cm)" svg:viewBox="0 0 20709 2705" svg:d="m0 0c4822 0 4311 2439 5503 2677s1586-1111 2871-1152 1077 790 3736 746 3705-1562 4856-1721 3743-165 3743-165">
          <text:p/>
        </draw:path>
        <draw:path draw:style-name="gr15" draw:text-style-name="P1" draw:layer="layout" svg:width="19.923cm" svg:height="2.069cm" draw:transform="skewX (0.548556983901818) rotate (-0.113097335529233) translate (3.58155900349753cm 5.42641685822728cm)" svg:viewBox="0 0 19924 2070" svg:d="m0 728c13950 1 15218 2074 16033 1065s3864-1790 3864-1790l27-3">
          <text:p/>
        </draw:path>
        <draw:path draw:style-name="gr16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7" draw:text-style-name="P1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9" draw:text-style-name="P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0T19:49:10.81</meta:creation-date>
    <dc:date>2013-11-21T16:49:42</dc:date>
    <meta:editing-duration>PT3H23M55S</meta:editing-duration>
    <meta:editing-cycles>10</meta:editing-cycles>
    <meta:generator>LibreOffice/3.5$Linux_x86 LibreOffice_project/350m1$Build-2</meta:generator>
    <dc:creator>okulovsky </dc:creator>
    <meta:document-statistic meta:object-count="242"/>
  </office:meta>
</office:document-meta>
</file>